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QueryTreeBuilderRegistry.getQueryTreeBuilder( String languag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QueryTreeBuilderRegistry.getSupportedLanguag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